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03D2B74294CACEB651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b50e" officeooo:paragraph-rsid="0005b50e"/>
    </style:style>
    <style:style style:name="P2" style:family="paragraph" style:parent-style-name="Text_20_body">
      <style:text-properties officeooo:rsid="0005b50e" officeooo:paragraph-rsid="0005b50e"/>
    </style:style>
    <style:style style:name="P3" style:family="paragraph" style:parent-style-name="Table_20_Contents">
      <style:paragraph-properties fo:text-align="center" style:justify-single-word="false"/>
      <style:text-properties officeooo:rsid="0005b50e" officeooo:paragraph-rsid="0005b50e"/>
    </style:style>
    <style:style style:name="P4" style:family="paragraph" style:parent-style-name="Standard">
      <style:text-properties officeooo:paragraph-rsid="0005b50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5b50e" officeooo:paragraph-rsid="0005b50e" style:font-size-asian="10.5pt" style:font-size-complex="10.5pt"/>
    </style:style>
    <style:style style:name="P7" style:family="paragraph" style:parent-style-name="Standard" style:list-style-name="L1">
      <style:text-properties officeooo:paragraph-rsid="0005b50e"/>
    </style:style>
    <style:style style:name="T1" style:family="text">
      <style:text-properties officeooo:rsid="0005b50e"/>
    </style:style>
    <style:style style:name="T2" style:family="text">
      <style:text-properties fo:font-weight="bold" fo:background-color="#ffffa6" loext:char-shading-value="0" style:font-weight-asian="bold" style:font-weight-complex="bold"/>
    </style:style>
    <style:style style:name="T3" style:family="text">
      <style:text-properties fo:font-weight="bold" officeooo:rsid="00074e73" fo:background-color="#ffffa6" loext:char-shading-value="0" style:font-weight-asian="bold" style:font-weight-complex="bold"/>
    </style:style>
    <style:style style:name="T4" style:family="text">
      <style:text-properties officeooo:rsid="00074e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cherheitsanalyse FitXchange:</text:p>
      <text:list text:style-name="L1">
        <text:list-item>
          <text:p text:style-name="P7"><text:span text:style-name="T1">Die App basiert auf eine</text:span><text:span text:style-name="T4">r</text:span><text:span text:style-name="T1"> </text:span><text:span text:style-name="T4">B</text:span><text:span text:style-name="T1">asis </text:span><text:span text:style-name="T4">des</text:span><text:span text:style-name="T1"> Datenaustausch</text:span><text:span text:style-name="T4">es</text:span><text:span text:style-name="T1">. Der Datenaustausch er</text:span><text:span text:style-name="T4">folgt</text:span><text:span text:style-name="T1"> zwischen de</text:span><text:span text:style-name="T4">m</text:span><text:span text:style-name="T1"> Nutzer und d</text:span><text:span text:style-name="T4">er</text:span><text:span text:style-name="T1"> App, </text:span><text:span text:style-name="T4">sowie</text:span><text:span text:style-name="T1"> </text:span><text:span text:style-name="T4">zwischen</text:span><text:span text:style-name="T1"> </text:span><text:span text:style-name="T4">der </text:span><text:span text:style-name="T1">App </text:span><text:span text:style-name="T4">und dem</text:span><text:span text:style-name="T1"> Sport</text:span><text:span text:style-name="T4">v</text:span><text:span text:style-name="T1">erein (Hochschulsport, VHS usw.). </text:span><text:span text:style-name="T4">Aufgrund dieses Vorganges</text:span><text:span text:style-name="T1">, m</text:span><text:span text:style-name="T4">üssen ausgetauschte Daten</text:span><text:span text:style-name="T1"> DSGVO konform sein und </text:span><text:span text:style-name="T4">ausreichend</text:span><text:span text:style-name="T1"> Sicherheit </text:span><text:span text:style-name="T4">vorweise</text:span><text:span text:style-name="T1">, </text:span><text:span text:style-name="T4">damit sensible </text:span><text:span text:style-name="T1">Nutzerdaten nicht in die Öffentlichkeit gel</text:span><text:span text:style-name="T4">angen können</text:span><text:span text:style-name="T1">.</text:span></text:p>
        </text:list-item>
      </text:list>
      <text:p text:style-name="P4"/>
      <text:p text:style-name="P4"><draw:frame draw:style-name="fr1" draw:name="Image2" text:anchor-type="char" svg:width="6.6772in" svg:height="0.6354in" draw:z-index="0"><draw:image xlink:href="Pictures/10000000000002810000003D2B74294CACEB651F.jpg" xlink:type="simple" xlink:show="embed" xlink:actuate="onLoad" draw:mime-type="image/jpeg"/></draw:frame></text:p>
      <text:p text:style-name="P1">Stakeholders:</text:p>
      <text:p text:style-name="P1"><text:tab/>→ Hochschule Fulda bzw. Hochschulsport</text:p>
      <text:p text:style-name="P1"><text:tab/>→ Volkshochschule</text:p>
      <text:p text:style-name="P1"><text:tab/>→ Nutzer/Trainer</text:p>
      <text:p text:style-name="P1">Assets:</text:p>
      <text:p text:style-name="P1"><text:tab/>→ Nutzerdaten</text:p>
      <text:p text:style-name="P1"/>
      <text:p text:style-name="P1">Die Datenaustausch erfolgt in beide Richtungen, vo<text:span text:style-name="T4">m</text:span> Nutzter bis zu<text:span text:style-name="T4">m</text:span> Verein und <text:span text:style-name="T4">umgekehrt</text:span>.</text:p>
      <text:p text:style-name="P1"/>
      <text:p text:style-name="P1">1. Vertraulichkeit:</text:p>
      <text:p text:style-name="P1"><text:tab/>• Bedrohung: Abfangen der Kommunikation oder lesen der Daten auf einer externen Festplatte </text:p>
      <text:p text:style-name="P1"><text:tab/>• Mechanismus: Verschlüsselung der Daten </text:p>
      <text:p text:style-name="P1">2. Integrität:</text:p>
      <text:p text:style-name="P1"><text:tab/>• Bedrohung: Andern der Kommunikation oder starten unerwünschter Programme auf einem Rechner </text:p>
      <text:p text:style-name="P1"><text:tab/>• Mechanismus: Checksumme (z.B. CRC32) oder kryptographische Hashfunktion </text:p>
      <text:p text:style-name="P1">3. Authentizität:</text:p>
      <text:p text:style-name="P1"><text:tab/>• Bedrohung: Senden einer eMail unter falschem Namen </text:p>
      <text:p text:style-name="P1"><text:tab/>• Mechanismus: Fingerabdruckscanner </text:p>
      <text:p text:style-name="P1">4. Verfügbarkeit:</text:p>
      <text:p text:style-name="P1"><text:tab/>• Bedrohung: Uberlasten eines Servers mit vielen Anfragen <text:s/></text:p>
      <text:p text:style-name="P1"><text:tab/>• Mechanismus: Redundante Auslegung der Infrastruktur </text:p>
      <text:p text:style-name="P1">5. Autorisierung:</text:p>
      <text:p text:style-name="P1"><text:tab/>• Bedrohung: Login unter einem anderen Benutzernamen </text:p>
      <text:p text:style-name="P1"><text:tab/>• Mechanismus: Passwortabfrage </text:p>
      <text:p text:style-name="P1">6. Verbindlichkeit: </text:p>
      <text:p text:style-name="P1"><text:tab/>• Bedrohung: Käufer*in zahlt für Produkt, Verkäufer*in leugnet Erhalt der Zahlung und verweigert Ubergabe des Produktes</text:p>
      <text:p text:style-name="P1"><text:tab/>• Mechanismus: Digitale Signaturen oder Loggen von Events zum Vorzeigen gegenüber einer vertrauenswürdigen dritten Partei</text:p>
      <text:p text:style-name="P1">(Auszug aus IT-Sicherheit Vorlesung – Prof. Dr. Zohner)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Vertraulichkeit</text:p>
          </table:table-cell>
          <table:table-cell table:style-name="Table1.A1" office:value-type="string">
            <text:p text:style-name="P6">Integrität</text:p>
          </table:table-cell>
          <table:table-cell table:style-name="Table1.A1" office:value-type="string">
            <text:p text:style-name="P6">Authentizität</text:p>
          </table:table-cell>
          <table:table-cell table:style-name="Table1.A1" office:value-type="string">
            <text:p text:style-name="P6">Verfügbarkeit</text:p>
          </table:table-cell>
          <table:table-cell table:style-name="Table1.A1" office:value-type="string">
            <text:p text:style-name="P6">Autorisierung</text:p>
          </table:table-cell>
          <table:table-cell table:style-name="Table1.G1" office:value-type="string">
            <text:p text:style-name="P6">Verbindlichkeit</text:p>
          </table:table-cell>
        </table:table-row>
        <table:table-row>
          <table:table-cell table:style-name="Table1.A2" office:value-type="string">
            <text:p text:style-name="P6">Nutzerdaten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G2" office:value-type="string">
            <text:p text:style-name="P5"/>
          </table:table-cell>
        </table:table-row>
      </table:table>
      <text:p text:style-name="P1"><text:soft-page-break/></text:p>
      <text:p text:style-name="P1">Aus der Architektur und <text:span text:style-name="T4">auf Basis der</text:span> Sicherheitsanalyse wurde es festgestellt, dass Vertraulichkeit, Integrität, Verfügbarkeit und Autorisierung <text:span text:style-name="T4">unabdingbar </text:span>ist. <text:span text:style-name="T4">Dazu</text:span> folgen entsprechende Sicherheitsmaßnahmen:</text:p>
      <text:p text:style-name="P1"/>
      <text:h text:style-name="Heading_20_4" text:outline-level="4">Sicherheitsmaßnahmen</text:h>
      <text:p text:style-name="P1"/>
      <text:p text:style-name="P1">Der Kommunikationsfluss muss mit <text:span text:style-name="T4">aktuellsten</text:span> Sicherheitsmechanismen abgesichert werden. <text:span text:style-name="T4">Fü</text:span>r die App <text:span text:style-name="T4">wurde </text:span>die Sprache “flutter” benutzt. <text:span text:style-name="T4">Diese b</text:span>ietet auch <text:span text:style-name="T4">e</text:span>ine eigene Bibliothek <text:span text:style-name="T4">mit der Möglichkeit der</text:span> <text:s/>Implementierung von TLS(Transport Layer Security) 1.2. I<text:span text:style-name="T4">m</text:span> Fall vom <text:span text:style-name="T4">f</text:span>itXchange muss diese auch genutzt werden, damit die Daten über einen <text:span text:style-name="T4">s</text:span>icheren TLS Kanal zwischen zwei Endpunkten fließen. Somit gewärleistet TLS die <text:span text:style-name="T2">Authentizität</text:span>, <text:span text:style-name="T2">Integrität</text:span> und <text:span text:style-name="T2">Vertraulichkeit</text:span> der <text:span text:style-name="T4">D</text:span>aten.</text:p>
      <text:p text:style-name="P1"/>
      <text:p text:style-name="P1">Der Aufbau von d<text:span text:style-name="T4">er</text:span> App erfolgt anhand <text:span text:style-name="T4">von </text:span>Nutzter Kont<text:span text:style-name="T4">en</text:span>. Jeder Nutzter muss ein <text:span text:style-name="T4">eigenes</text:span> Konto anlegen, mit de<text:span text:style-name="T4">m</text:span> d<text:span text:style-name="T4">ies</text:span>er <text:span text:style-name="T4">s</text:span>ich anmelden soll. Die <text:span text:style-name="T4">P</text:span>asswörter <text:span text:style-name="T4">werden</text:span> nicht im Backen<text:span text:style-name="T4">d</text:span> im Klartext gespeichert, sondern mittels de<text:span text:style-name="T4">m</text:span> <text:span text:style-name="T4">neuesten</text:span> SHA-256 hash <text:span text:style-name="T4">V</text:span>erfahren. Damit werden nur <text:span text:style-name="T4">P</text:span>asswort hashes verglichen und nicht Klartext-Passwörter. Somit <text:span text:style-name="T4">kann, </text:span>falls die Kommunikation abgefangen w<text:span text:style-name="T4">erden sollte,</text:span> der Angreifer <text:span text:style-name="T4">mit den Hashes nichts</text:span> anfangen. Hiermit wird auch die <text:span text:style-name="T2">Autorisierung</text:span> der Daten gewä<text:span text:style-name="T4">h</text:span>rleistet.</text:p>
      <text:p text:style-name="P1"/>
      <text:p text:style-name="P1">Damit die App auch zu jede<text:span text:style-name="T4">m</text:span> Zeitpunkt sicher <text:span text:style-name="T4">v</text:span>erfügbar ist, muss die Architektur <text:span text:style-name="T4">r</text:span>edundant ausgestellt w<text:span text:style-name="T4">e</text:span>rd<text:span text:style-name="T4">en.</text:span> <text:span text:style-name="T4">F</text:span>alls <text:span text:style-name="T4">ein </text:span>Server <text:span text:style-name="T4">aus</text:span>fäl<text:span text:style-name="T4">l</text:span>t, <text:span text:style-name="T4">kann ein</text:span> anderer die Aufgaben übern<text:span text:style-name="T4">eh</text:span>m<text:span text:style-name="T4">en</text:span>. Mit diese<text:span text:style-name="T4">m</text:span> letzten Schritt wird auch die <text:span text:style-name="T2">Verfügbarkeit</text:span> gewährleistet. </text:p>
      <text:p text:style-name="P1"/>
      <text:h text:style-name="Heading_20_4" text:outline-level="4">DSGVO</text:h>
      <text:p text:style-name="P2"><text:span text:style-name="T4">Die App “fitXchange” wird sicherheitskonform gemäß der DSGVO</text:span> Daten übermitteln. <text:span text:style-name="T4">Es werden</text:span> keine <text:span text:style-name="T4">w</text:span>eiteren Daten von Nutzer<text:span text:style-name="T4">n</text:span> (außer <text:span text:style-name="T4">E</text:span>mail und Passwort) in d<text:span text:style-name="T4">er</text:span> Datenbank <text:span text:style-name="T4">gespeichert</text:span>. Diese <text:span text:style-name="T4">Daten</text:span> werden noch dazu mittels SHA-256 gehasht. Der Nutzer von unsere<text:span text:style-name="T4">r</text:span> App muss somit die DSGVO <text:span text:style-name="T4">V</text:span>oraussetzungen annehmen. <text:span text:style-name="T4">D</text:span>iese werden bei de<text:span text:style-name="T4">m</text:span> Datenaustausch und/oder auch bei der Datenspeicherung i<text:span text:style-name="T4">n</text:span> Zukunft durchgesetz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5:05:59.606524052</meta:creation-date>
    <dc:date>2022-10-29T16:24:05.223004411</dc:date>
    <meta:editing-duration>PT1H13M57S</meta:editing-duration>
    <meta:editing-cycles>2</meta:editing-cycles>
    <meta:generator>LibreOffice/7.4.2.3$Linux_X86_64 LibreOffice_project/40$Build-3</meta:generator>
    <meta:document-statistic meta:table-count="1" meta:image-count="1" meta:object-count="0" meta:page-count="2" meta:paragraph-count="46" meta:word-count="463" meta:character-count="3552" meta:non-whitespace-character-count="3105"/>
  </office:meta>
</office:document-meta>
</file>